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ffffff" draw:textarea-vertical-align="top" draw:auto-grow-height="false" fo:min-height="26.751cm" fo:min-width="36.7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marker-end="Small_20_Arrow" draw:marker-end-width="0.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6cm" svg:stroke-color="#000000" draw:stroke-linejoin="round" svg:stroke-linecap="squar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marker-start="Small_20_Arrow" draw:marker-start-width="0.4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ff0000" draw:marker-end="Arrow" draw:marker-end-width="0.2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41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10" svg:stroke-width="0.071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71cm" draw:fill="solid" draw:fill-color="#007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width="0.071cm" draw:fill="solid" draw:fill-color="#ffffff" draw:textarea-vertical-align="top" draw:auto-grow-height="false" fo:min-height="26.951cm" fo:min-width="36.3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71cm" draw:fill="solid" draw:fill-color="#ffffff" draw:textarea-vertical-align="top" draw:auto-grow-height="false" fo:min-height="14.151cm" fo:min-width="13.90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000000" draw:marker-end="Small_20_Arrow" draw:marker-end-width="0.4cm" draw:marker-end-center="false" draw:stroke-linejoin="round" draw:fill="none" draw:textarea-vertical-align="top" draw:auto-grow-height="false" fo:min-height="0cm" fo:min-width="9.65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1.354cm" fo:min-width="0.442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106cm" svg:stroke-color="#000000" draw:marker-start="Small_20_Arrow" draw:marker-start-width="0.4cm" draw:marker-start-center="false" draw:stroke-linejoin="round" draw:fill="none" draw:textarea-vertical-align="top" draw:auto-grow-height="false" fo:min-height="10.02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1.353cm" fo:min-width="0.378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.071cm" draw:fill="solid" draw:fill-color="#d9d9d9" draw:textarea-vertical-align="top" draw:auto-grow-height="false" fo:min-height="9.908cm" fo:min-width="9.65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71cm" draw:fill="solid" draw:fill-color="#000000" draw:textarea-vertical-align="top" draw:auto-grow-height="false" fo:min-height="0.215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106cm" svg:stroke-color="#ff0000" draw:marker-start="Arrow" draw:marker-start-width="0.4cm" draw:marker-start-center="false" draw:marker-end="Arrow" draw:marker-end-width="0.4cm" draw:marker-end-center="false" draw:stroke-linejoin="round" draw:fill="none" draw:textarea-vertical-align="top" draw:auto-grow-height="false" fo:min-height="4.193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ff0000" draw:marker-start="Arrow" draw:marker-start-width="0.4cm" draw:marker-start-center="false" draw:marker-end="Arrow" draw:marker-end-width="0.4cm" draw:marker-end-center="false" draw:stroke-linejoin="round" draw:fill="none" draw:textarea-vertical-align="top" draw:auto-grow-height="false" fo:min-height="4.168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6cm" svg:stroke-color="#ff0000" draw:marker-start="Arrow" draw:marker-start-width="0.4cm" draw:marker-start-center="false" draw:marker-end="Arrow" draw:marker-end-width="0.4cm" draw:marker-end-center="false" draw:stroke-linejoin="round" draw:fill="none" draw:textarea-vertical-align="top" draw:auto-grow-height="false" fo:min-height="0cm" fo:min-width="3.91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ff0000" draw:marker-start="Arrow" draw:marker-start-width="0.4cm" draw:marker-start-center="false" draw:marker-end="Arrow" draw:marker-end-width="0.4cm" draw:marker-end-center="false" draw:stroke-linejoin="round" draw:fill="none" draw:textarea-vertical-align="top" draw:auto-grow-height="false" fo:min-height="0cm" fo:min-width="3.91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min-height="1.539cm" fo:min-width="2.546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1.539cm" fo:min-width="2.558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solid" draw:fill-color="#bfbfbf"/>
      <style:paragraph-properties fo:text-align="start"/>
      <style:text-properties fo:font-size="18pt"/>
    </style:style>
    <style:style style:name="P3" style:family="paragraph">
      <loext:graphic-properties draw:fill="solid" draw:fill-color="#d9d9d9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solid" draw:fill-color="#ff0000"/>
      <style:paragraph-properties fo:text-align="start"/>
      <style:text-properties fo:font-size="18pt"/>
    </style:style>
    <style:style style:name="P11" style:family="paragraph">
      <loext:graphic-properties draw:fill="solid" draw:fill-color="#000000"/>
      <style:paragraph-properties fo:text-align="start"/>
      <style:text-properties fo:font-size="18pt"/>
    </style:style>
    <style:style style:name="P12" style:family="paragraph">
      <loext:graphic-properties draw:fill="solid" draw:fill-color="#0070c0"/>
      <style:paragraph-properties fo:text-align="start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0.104cm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0.104cm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-25% 58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-25% 58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-33% 58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-33% 58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DejaVu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7.2cm" svg:height="27cm" svg:x="11.2cm" svg:y="16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7cm" svg:height="15.237cm" svg:x="12.7cm" svg:y="17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20.317cm" svg:height="10.157cm" svg:x="15.24cm" svg:y="20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20.317cm" svg:height="0.001cm" svg:x="15.24cm" svg:y="35.5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6" draw:layer="layout" svg:width="0.941cm" svg:height="1.603cm" svg:x="24.928cm" svg:y="34.748cm">
          <text:p text:style-name="P5"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7" draw:layer="layout" svg:width="1.928cm" svg:height="1.603cm" svg:x="14.274cm" svg:y="35.56cm">
          <text:p text:style-name="P5"><text:span text:style-name="T2">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7" draw:layer="layout" svg:width="1.928cm" svg:height="1.603cm" svg:x="34.594cm" svg:y="35.56cm">
          <text:p text:style-name="P5"><text:span text:style-name="T2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4" draw:layer="layout" svg:width="25.397cm" svg:height="0.001cm" svg:x="12.7cm" svg:y="38.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" draw:text-style-name="P6" draw:layer="layout" svg:width="1.081cm" svg:height="1.603cm" svg:x="24.929cm" svg:y="37.288cm">
          <text:p text:style-name="P5"><text:span text:style-name="T1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7" draw:layer="layout" svg:width="2.529cm" svg:height="1.603cm" svg:x="11.447cm" svg:y="38.1cm">
          <text:p text:style-name="P5"><text:span text:style-name="T2">-1.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7" draw:layer="layout" svg:width="1.928cm" svg:height="1.603cm" svg:x="37.134cm" svg:y="38.1cm">
          <text:p text:style-name="P5"><text:span text:style-name="T2">9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4" draw:layer="layout" svg:width="22.857cm" svg:height="0.001cm" svg:x="13.97cm" svg:y="40.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5" draw:text-style-name="P6" draw:layer="layout" svg:width="0.755cm" svg:height="1.627cm" svg:x="25.021cm" svg:y="39.828cm">
          <text:p text:style-name="P8"><text:span text:style-name="T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7" draw:layer="layout" svg:width="1.674cm" svg:height="1.603cm" svg:x="13.131cm" svg:y="41.275cm">
          <text:p text:style-name="P5"><text:span text:style-name="T2">-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7" draw:layer="layout" svg:width="1.073cm" svg:height="1.603cm" svg:x="36.292cm" svg:y="41.275cm">
          <text:p text:style-name="P5"><text:span text:style-name="T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8" draw:text-style-name="P4" draw:layer="layout" svg:x1="19.05cm" svg:y1="41.275cm" svg:x2="19.051cm" svg:y2="40.64cm">
          <text:p/>
        </draw:line>
        <draw:line draw:name="Line 17" draw:style-name="gr8" draw:text-style-name="P4" draw:layer="layout" svg:x1="13.97cm" svg:y1="41.275cm" svg:x2="13.971cm" svg:y2="40.64cm">
          <text:p/>
        </draw:line>
        <draw:line draw:name="Line 18" draw:style-name="gr8" draw:text-style-name="P4" draw:layer="layout" svg:x1="16.51cm" svg:y1="41.275cm" svg:x2="16.511cm" svg:y2="40.64cm">
          <text:p/>
        </draw:line>
        <draw:line draw:name="Line 19" draw:style-name="gr8" draw:text-style-name="P4" draw:layer="layout" svg:x1="21.59cm" svg:y1="41.275cm" svg:x2="21.591cm" svg:y2="40.64cm">
          <text:p/>
        </draw:line>
        <draw:line draw:name="Line 20" draw:style-name="gr8" draw:text-style-name="P4" draw:layer="layout" svg:x1="24.13cm" svg:y1="41.275cm" svg:x2="24.131cm" svg:y2="40.64cm">
          <text:p/>
        </draw:line>
        <draw:line draw:name="Line 21" draw:style-name="gr8" draw:text-style-name="P4" draw:layer="layout" svg:x1="26.67cm" svg:y1="41.275cm" svg:x2="26.671cm" svg:y2="40.64cm">
          <text:p/>
        </draw:line>
        <draw:line draw:name="Line 22" draw:style-name="gr8" draw:text-style-name="P4" draw:layer="layout" svg:x1="29.21cm" svg:y1="41.275cm" svg:x2="29.211cm" svg:y2="40.64cm">
          <text:p/>
        </draw:line>
        <draw:line draw:name="Line 23" draw:style-name="gr8" draw:text-style-name="P4" draw:layer="layout" svg:x1="31.75cm" svg:y1="41.275cm" svg:x2="31.751cm" svg:y2="40.64cm">
          <text:p/>
        </draw:line>
        <draw:line draw:name="Line 24" draw:style-name="gr8" draw:text-style-name="P4" draw:layer="layout" svg:x1="34.29cm" svg:y1="41.275cm" svg:x2="34.291cm" svg:y2="40.64cm">
          <text:p/>
        </draw:line>
        <draw:line draw:name="Line 25" draw:style-name="gr8" draw:text-style-name="P4" draw:layer="layout" svg:x1="36.83cm" svg:y1="41.275cm" svg:x2="36.831cm" svg:y2="40.64cm">
          <text:p/>
        </draw:line>
        <draw:custom-shape draw:name="CustomShape 26" draw:style-name="gr6" draw:text-style-name="P7" draw:layer="layout" svg:width="1.073cm" svg:height="1.603cm" svg:x="15.972cm" svg:y="41.275cm">
          <text:p text:style-name="P5"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7" draw:layer="layout" svg:width="1.073cm" svg:height="1.603cm" svg:x="18.512cm" svg:y="41.275cm">
          <text:p text:style-name="P5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7" draw:layer="layout" svg:width="1.073cm" svg:height="1.603cm" svg:x="21.052cm" svg:y="41.275cm">
          <text:p text:style-name="P5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7" draw:layer="layout" svg:width="1.073cm" svg:height="1.603cm" svg:x="23.592cm" svg:y="41.275cm">
          <text:p text:style-name="P5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7" draw:layer="layout" svg:width="1.073cm" svg:height="1.603cm" svg:x="26.132cm" svg:y="41.275cm">
          <text:p text:style-name="P5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" draw:text-style-name="P7" draw:layer="layout" svg:width="1.073cm" svg:height="1.603cm" svg:x="28.672cm" svg:y="41.275cm">
          <text:p text:style-name="P5"><text:span text:style-name="T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7" draw:layer="layout" svg:width="1.073cm" svg:height="1.603cm" svg:x="31.212cm" svg:y="41.275cm">
          <text:p text:style-name="P5"><text:span text:style-name="T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7" draw:layer="layout" svg:width="1.073cm" svg:height="1.603cm" svg:x="33.752cm" svg:y="41.275cm">
          <text:p text:style-name="P5"><text:span text:style-name="T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" draw:text-style-name="P4" draw:layer="layout" svg:width="0.001cm" svg:height="10.157cm" svg:x="40.64cm" svg:y="20.3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5" draw:text-style-name="P6" draw:layer="layout" svg:width="0.877cm" svg:height="1.602cm" draw:transform="rotate (1.5707963267949) translate (39.828cm 25.841cm)">
          <text:p text:style-name="P5"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6" draw:text-style-name="P7" draw:layer="layout" svg:width="1.927cm" svg:height="1.602cm" draw:transform="rotate (1.5707963267949) translate (40.64cm 31.446cm)">
          <text:p text:style-name="P5"><text:span text:style-name="T2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7" draw:layer="layout" svg:width="1.927cm" svg:height="1.602cm" draw:transform="rotate (1.5707963267949) translate (40.64cm 21.286cm)">
          <text:p text:style-name="P5"><text:span text:style-name="T2">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4" draw:layer="layout" svg:width="0.001cm" svg:height="15.237cm" svg:x="43.18cm" svg:y="17.7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5" draw:text-style-name="P6" draw:layer="layout" svg:width="1.004cm" svg:height="1.602cm" draw:transform="rotate (1.5707963267949) translate (42.368cm 25.904cm)">
          <text:p text:style-name="P5"><text:span text:style-name="T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" draw:text-style-name="P7" draw:layer="layout" svg:width="2.181cm" svg:height="1.602cm" draw:transform="rotate (1.5707963267949) translate (43.191cm 34.113cm)">
          <text:p text:style-name="P5"><text:span text:style-name="T2">5.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7" draw:layer="layout" svg:width="2.528cm" svg:height="1.602cm" draw:transform="rotate (1.5707963267949) translate (43.18cm 19.046cm)">
          <text:p text:style-name="P5"><text:span text:style-name="T2">-1.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4" draw:layer="layout" svg:width="12.697cm" svg:height="0.001cm" draw:transform="rotate (1.5707963267949) translate (45.72cm 31.7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10" draw:text-style-name="P6" draw:layer="layout" svg:width="0.77cm" svg:height="1.62cm" draw:transform="rotate (1.5707963267949) translate (44.852cm 25.785cm)">
          <text:p text:style-name="P9"><text:span text:style-name="T1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" draw:text-style-name="P4" draw:layer="layout" svg:x1="46.355cm" svg:y1="29.21cm" svg:x2="45.72cm" svg:y2="29.211cm">
          <text:p/>
        </draw:line>
        <draw:line draw:name="Line 45" draw:style-name="gr8" draw:text-style-name="P4" draw:layer="layout" svg:x1="46.355cm" svg:y1="31.75cm" svg:x2="45.72cm" svg:y2="31.751cm">
          <text:p/>
        </draw:line>
        <draw:line draw:name="Line 46" draw:style-name="gr8" draw:text-style-name="P4" draw:layer="layout" svg:x1="46.355cm" svg:y1="26.67cm" svg:x2="45.72cm" svg:y2="26.671cm">
          <text:p/>
        </draw:line>
        <draw:line draw:name="Line 47" draw:style-name="gr8" draw:text-style-name="P4" draw:layer="layout" svg:x1="46.355cm" svg:y1="24.13cm" svg:x2="45.72cm" svg:y2="24.131cm">
          <text:p/>
        </draw:line>
        <draw:line draw:name="Line 48" draw:style-name="gr8" draw:text-style-name="P4" draw:layer="layout" svg:x1="46.355cm" svg:y1="21.59cm" svg:x2="45.72cm" svg:y2="21.591cm">
          <text:p/>
        </draw:line>
        <draw:line draw:name="Line 49" draw:style-name="gr8" draw:text-style-name="P4" draw:layer="layout" svg:x1="46.355cm" svg:y1="19.059cm" svg:x2="45.72cm" svg:y2="19.06cm">
          <text:p/>
        </draw:line>
        <draw:custom-shape draw:name="CustomShape 50" draw:style-name="gr6" draw:text-style-name="P7" draw:layer="layout" svg:width="1.072cm" svg:height="1.602cm" draw:transform="rotate (1.5707963267949) translate (46.355cm 32.288cm)">
          <text:p text:style-name="P5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" draw:text-style-name="P7" draw:layer="layout" svg:width="1.072cm" svg:height="1.602cm" draw:transform="rotate (1.5707963267949) translate (46.355cm 29.748cm)">
          <text:p text:style-name="P5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" draw:text-style-name="P7" draw:layer="layout" svg:width="1.072cm" svg:height="1.602cm" draw:transform="rotate (1.5707963267949) translate (46.355cm 27.208cm)">
          <text:p text:style-name="P5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" draw:text-style-name="P7" draw:layer="layout" svg:width="1.072cm" svg:height="1.602cm" draw:transform="rotate (1.5707963267949) translate (46.355cm 24.668cm)">
          <text:p text:style-name="P5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6" draw:text-style-name="P7" draw:layer="layout" svg:width="1.072cm" svg:height="1.602cm" draw:transform="rotate (1.5707963267949) translate (46.355cm 22.128cm)">
          <text:p text:style-name="P5"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673cm" svg:height="1.602cm" draw:transform="rotate (1.5707963267949) translate (46.355cm 19.889cm)">
          <text:p text:style-name="P5"><text:span text:style-name="T2">-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1" draw:text-style-name="P4" draw:layer="layout" svg:x1="12.7cm" svg:y1="17.78cm" svg:x2="38.1cm" svg:y2="17.781cm">
          <text:p/>
        </draw:line>
        <draw:line draw:name="Line 57" draw:style-name="gr11" draw:text-style-name="P4" draw:layer="layout" svg:x1="12.7cm" svg:y1="20.32cm" svg:x2="38.1cm" svg:y2="20.321cm">
          <text:p/>
        </draw:line>
        <draw:line draw:name="Line 58" draw:style-name="gr11" draw:text-style-name="P4" draw:layer="layout" svg:x1="12.7cm" svg:y1="22.86cm" svg:x2="38.1cm" svg:y2="22.861cm">
          <text:p/>
        </draw:line>
        <draw:line draw:name="Line 59" draw:style-name="gr11" draw:text-style-name="P4" draw:layer="layout" svg:x1="12.7cm" svg:y1="25.4cm" svg:x2="38.1cm" svg:y2="25.401cm">
          <text:p/>
        </draw:line>
        <draw:line draw:name="Line 60" draw:style-name="gr11" draw:text-style-name="P4" draw:layer="layout" svg:x1="12.7cm" svg:y1="27.94cm" svg:x2="38.1cm" svg:y2="27.941cm">
          <text:p/>
        </draw:line>
        <draw:line draw:name="Line 61" draw:style-name="gr11" draw:text-style-name="P4" draw:layer="layout" svg:x1="12.7cm" svg:y1="30.48cm" svg:x2="38.1cm" svg:y2="30.481cm">
          <text:p/>
        </draw:line>
        <draw:line draw:name="Line 62" draw:style-name="gr11" draw:text-style-name="P4" draw:layer="layout" svg:x1="12.7cm" svg:y1="33.02cm" svg:x2="38.1cm" svg:y2="33.021cm">
          <text:p/>
        </draw:line>
        <draw:line draw:name="Line 63" draw:style-name="gr11" draw:text-style-name="P4" draw:layer="layout" svg:x1="15.24cm" svg:y1="17.78cm" svg:x2="15.241cm" svg:y2="33.02cm">
          <text:p/>
        </draw:line>
        <draw:line draw:name="Line 64" draw:style-name="gr11" draw:text-style-name="P4" draw:layer="layout" svg:x1="12.7cm" svg:y1="17.78cm" svg:x2="12.701cm" svg:y2="33.02cm">
          <text:p/>
        </draw:line>
        <draw:line draw:name="Line 65" draw:style-name="gr11" draw:text-style-name="P4" draw:layer="layout" svg:x1="17.78cm" svg:y1="17.78cm" svg:x2="17.781cm" svg:y2="33.02cm">
          <text:p/>
        </draw:line>
        <draw:line draw:name="Line 66" draw:style-name="gr11" draw:text-style-name="P4" draw:layer="layout" svg:x1="20.32cm" svg:y1="17.78cm" svg:x2="20.321cm" svg:y2="33.02cm">
          <text:p/>
        </draw:line>
        <draw:line draw:name="Line 67" draw:style-name="gr11" draw:text-style-name="P4" draw:layer="layout" svg:x1="22.86cm" svg:y1="17.78cm" svg:x2="22.861cm" svg:y2="33.02cm">
          <text:p/>
        </draw:line>
        <draw:line draw:name="Line 68" draw:style-name="gr11" draw:text-style-name="P4" draw:layer="layout" svg:x1="25.4cm" svg:y1="17.78cm" svg:x2="25.401cm" svg:y2="33.02cm">
          <text:p/>
        </draw:line>
        <draw:line draw:name="Line 69" draw:style-name="gr11" draw:text-style-name="P4" draw:layer="layout" svg:x1="27.94cm" svg:y1="17.78cm" svg:x2="27.941cm" svg:y2="33.02cm">
          <text:p/>
        </draw:line>
        <draw:line draw:name="Line 70" draw:style-name="gr11" draw:text-style-name="P4" draw:layer="layout" svg:x1="30.48cm" svg:y1="17.78cm" svg:x2="30.481cm" svg:y2="33.02cm">
          <text:p/>
        </draw:line>
        <draw:line draw:name="Line 71" draw:style-name="gr11" draw:text-style-name="P4" draw:layer="layout" svg:x1="33.02cm" svg:y1="17.78cm" svg:x2="33.021cm" svg:y2="33.02cm">
          <text:p/>
        </draw:line>
        <draw:line draw:name="Line 72" draw:style-name="gr11" draw:text-style-name="P4" draw:layer="layout" svg:x1="35.56cm" svg:y1="17.78cm" svg:x2="35.561cm" svg:y2="33.02cm">
          <text:p/>
        </draw:line>
        <draw:line draw:name="Line 73" draw:style-name="gr11" draw:text-style-name="P4" draw:layer="layout" svg:x1="38.1cm" svg:y1="17.78cm" svg:x2="38.101cm" svg:y2="33.02cm">
          <text:p/>
        </draw:line>
        <draw:custom-shape draw:name="CustomShape 74" draw:style-name="gr12" draw:text-style-name="P10" draw:layer="layout" svg:width="0.327cm" svg:height="0.327cm" svg:x="30.785cm" svg:y="23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12" draw:text-style-name="P10" draw:layer="layout" svg:width="0.327cm" svg:height="0.327cm" svg:x="29.515cm" svg:y="22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13" draw:text-style-name="P4" draw:layer="layout" svg:width="1.034cm" svg:height="1.034cm" svg:x="29.795cm" svg:y="22.34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" draw:style-name="gr6" draw:text-style-name="P7" draw:layer="layout" svg:width="2.254cm" svg:height="1.265cm" svg:x="30.968cm" svg:y="22.86cm">
          <text:p text:style-name="P5"><text:span text:style-name="T3">(</text:span><text:span text:style-name="T4">u,</text:span><text:span text:style-name="T3">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6" draw:text-style-name="P7" draw:layer="layout" svg:width="3.918cm" svg:height="1.011cm" svg:x="29.741cm" svg:y="21.517cm">
          <text:p text:style-name="P5"><text:span text:style-name="T5">(u-0.</text:span><text:span text:style-name="T6">5,</text:span><text:span text:style-name="T5">v-0.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4" draw:text-style-name="P4" draw:layer="layout" svg:width="1.743cm" svg:height="0.003cm" svg:x="27.934cm" svg:y="22.85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15" draw:text-style-name="P7" draw:layer="layout" svg:width="1.236cm" svg:height="1.773cm" svg:x="26.67cm" svg:y="21.908cm">
          <text:p text:style-name="P5"><text:span text:style-name="T7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1" draw:style-name="gr16" draw:text-style-name="P4" draw:layer="layout" svg:x1="29.686cm" svg:y1="23.018cm" svg:x2="29.687cm" svg:y2="21.907cm">
          <text:p/>
        </draw:line>
        <draw:line draw:name="Line 82" draw:style-name="gr16" draw:text-style-name="P4" draw:layer="layout" svg:x1="30.003cm" svg:y1="22.231cm" svg:x2="27.781cm" svg:y2="22.225cm">
          <text:p/>
        </draw:line>
        <draw:custom-shape draw:name="CustomShape 83" draw:style-name="gr15" draw:text-style-name="P7" draw:layer="layout" svg:width="1.236cm" svg:height="1.773cm" svg:x="27.305cm" svg:y="18.891cm">
          <text:p text:style-name="P5"><text:span text:style-name="T7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6" draw:text-style-name="P7" draw:layer="layout" svg:width="1.708cm" svg:height="0.96cm" svg:x="18.6cm" svg:y="24.2cm">
          <text:p text:style-name="P8"><text:span text:style-name="T8">i0j0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7" draw:text-style-name="P4" draw:layer="layout" svg:width="9.869cm" svg:height="2.414cm" svg:x="19.167cm" svg:y="21.59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18" draw:text-style-name="P4" draw:layer="layout" svg:width="0.001cm" svg:height="1.902cm" svg:x="27.94cm" svg:y="20.3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8" draw:style-name="gr13" draw:text-style-name="P4" draw:layer="layout" svg:width="10.148cm" svg:height="2.538cm" svg:x="19.058cm" svg:y="21.59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4" draw:style-name="gr19" draw:text-style-name="P4" draw:layer="layout" svg:width="5.077cm" svg:height="5.077cm" svg:x="18.256cm" svg:y="23.4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11" draw:layer="layout" svg:width="0.327cm" svg:height="0.327cm" svg:x="29.04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0" draw:style-name="gr21" draw:text-style-name="P12" draw:layer="layout" svg:width="0.327cm" svg:height="0.327cm" svg:x="29.05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20" draw:text-style-name="P11" draw:layer="layout" svg:width="0.327cm" svg:height="0.327cm" svg:x="16.34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20" draw:text-style-name="P11" draw:layer="layout" svg:width="0.327cm" svg:height="0.327cm" svg:x="16.34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20" draw:text-style-name="P11" draw:layer="layout" svg:width="0.327cm" svg:height="0.327cm" svg:x="16.34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20" draw:text-style-name="P11" draw:layer="layout" svg:width="0.327cm" svg:height="0.327cm" svg:x="16.34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21" draw:text-style-name="P12" draw:layer="layout" svg:width="0.327cm" svg:height="0.327cm" svg:x="13.81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6" draw:style-name="gr21" draw:text-style-name="P12" draw:layer="layout" svg:width="0.327cm" svg:height="0.327cm" svg:x="16.358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21" draw:text-style-name="P12" draw:layer="layout" svg:width="0.327cm" svg:height="0.327cm" svg:x="13.80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8" draw:style-name="gr21" draw:text-style-name="P12" draw:layer="layout" svg:width="0.327cm" svg:height="0.327cm" svg:x="16.351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9" draw:style-name="gr21" draw:text-style-name="P12" draw:layer="layout" svg:width="0.327cm" svg:height="0.327cm" svg:x="13.805cm" svg:y="2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0" draw:style-name="gr21" draw:text-style-name="P12" draw:layer="layout" svg:width="0.327cm" svg:height="0.327cm" svg:x="13.805cm" svg:y="23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1" draw:style-name="gr21" draw:text-style-name="P12" draw:layer="layout" svg:width="0.327cm" svg:height="0.327cm" svg:x="13.805cm" svg:y="26.5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2" draw:style-name="gr21" draw:text-style-name="P12" draw:layer="layout" svg:width="0.327cm" svg:height="0.327cm" svg:x="13.805cm" svg:y="29.0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3" draw:style-name="gr20" draw:text-style-name="P11" draw:layer="layout" svg:width="0.327cm" svg:height="0.327cm" svg:x="18.891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4" draw:style-name="gr20" draw:text-style-name="P11" draw:layer="layout" svg:width="0.327cm" svg:height="0.327cm" svg:x="21.428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5" draw:style-name="gr20" draw:text-style-name="P11" draw:layer="layout" svg:width="0.327cm" svg:height="0.327cm" svg:x="18.891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6" draw:style-name="gr20" draw:text-style-name="P11" draw:layer="layout" svg:width="0.327cm" svg:height="0.327cm" svg:x="21.428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7" draw:style-name="gr20" draw:text-style-name="P11" draw:layer="layout" svg:width="0.327cm" svg:height="0.327cm" svg:x="18.891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8" draw:style-name="gr20" draw:text-style-name="P11" draw:layer="layout" svg:width="0.327cm" svg:height="0.327cm" svg:x="18.891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9" draw:style-name="gr21" draw:text-style-name="P12" draw:layer="layout" svg:width="0.327cm" svg:height="0.327cm" svg:x="18.894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0" draw:style-name="gr21" draw:text-style-name="P12" draw:layer="layout" svg:width="0.327cm" svg:height="0.327cm" svg:x="21.425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1" draw:style-name="gr21" draw:text-style-name="P12" draw:layer="layout" svg:width="0.327cm" svg:height="0.327cm" svg:x="18.888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2" draw:style-name="gr21" draw:text-style-name="P12" draw:layer="layout" svg:width="0.327cm" svg:height="0.327cm" svg:x="21.419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3" draw:style-name="gr20" draw:text-style-name="P11" draw:layer="layout" svg:width="0.327cm" svg:height="0.327cm" svg:x="21.428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4" draw:style-name="gr20" draw:text-style-name="P11" draw:layer="layout" svg:width="0.327cm" svg:height="0.327cm" svg:x="21.428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5" draw:style-name="gr20" draw:text-style-name="P11" draw:layer="layout" svg:width="0.327cm" svg:height="0.327cm" svg:x="23.959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0" draw:text-style-name="P11" draw:layer="layout" svg:width="0.327cm" svg:height="0.327cm" svg:x="26.483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7" draw:style-name="gr20" draw:text-style-name="P11" draw:layer="layout" svg:width="0.327cm" svg:height="0.327cm" svg:x="23.959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8" draw:style-name="gr20" draw:text-style-name="P11" draw:layer="layout" svg:width="0.327cm" svg:height="0.327cm" svg:x="26.483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0" draw:text-style-name="P11" draw:layer="layout" svg:width="0.327cm" svg:height="0.327cm" svg:x="26.483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0" draw:style-name="gr20" draw:text-style-name="P11" draw:layer="layout" svg:width="0.327cm" svg:height="0.327cm" svg:x="26.483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1" draw:style-name="gr21" draw:text-style-name="P12" draw:layer="layout" svg:width="0.327cm" svg:height="0.327cm" svg:x="23.949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2" draw:style-name="gr21" draw:text-style-name="P12" draw:layer="layout" svg:width="0.327cm" svg:height="0.327cm" svg:x="26.51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3" draw:style-name="gr21" draw:text-style-name="P12" draw:layer="layout" svg:width="0.327cm" svg:height="0.327cm" svg:x="23.943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4" draw:style-name="gr21" draw:text-style-name="P12" draw:layer="layout" svg:width="0.327cm" svg:height="0.327cm" svg:x="26.50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0" draw:text-style-name="P11" draw:layer="layout" svg:width="0.327cm" svg:height="0.327cm" svg:x="23.959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6" draw:style-name="gr20" draw:text-style-name="P11" draw:layer="layout" svg:width="0.327cm" svg:height="0.327cm" svg:x="23.959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7" draw:style-name="gr20" draw:text-style-name="P11" draw:layer="layout" svg:width="0.327cm" svg:height="0.327cm" svg:x="29.04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8" draw:style-name="gr20" draw:text-style-name="P11" draw:layer="layout" svg:width="0.327cm" svg:height="0.327cm" svg:x="29.04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20" draw:text-style-name="P11" draw:layer="layout" svg:width="0.327cm" svg:height="0.327cm" svg:x="29.04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0" draw:style-name="gr21" draw:text-style-name="P12" draw:layer="layout" svg:width="0.327cm" svg:height="0.327cm" svg:x="29.04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0" draw:text-style-name="P11" draw:layer="layout" svg:width="0.327cm" svg:height="0.327cm" svg:x="31.58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2" draw:style-name="gr21" draw:text-style-name="P12" draw:layer="layout" svg:width="0.327cm" svg:height="0.327cm" svg:x="31.59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3" draw:style-name="gr20" draw:text-style-name="P11" draw:layer="layout" svg:width="0.327cm" svg:height="0.327cm" svg:x="31.58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4" draw:style-name="gr20" draw:text-style-name="P11" draw:layer="layout" svg:width="0.327cm" svg:height="0.327cm" svg:x="31.58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5" draw:style-name="gr20" draw:text-style-name="P11" draw:layer="layout" svg:width="0.327cm" svg:height="0.327cm" svg:x="31.58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6" draw:style-name="gr21" draw:text-style-name="P12" draw:layer="layout" svg:width="0.327cm" svg:height="0.327cm" svg:x="31.58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7" draw:style-name="gr20" draw:text-style-name="P11" draw:layer="layout" svg:width="0.327cm" svg:height="0.327cm" svg:x="34.12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8" draw:style-name="gr20" draw:text-style-name="P11" draw:layer="layout" svg:width="0.327cm" svg:height="0.327cm" svg:x="34.12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0" draw:text-style-name="P11" draw:layer="layout" svg:width="0.327cm" svg:height="0.327cm" svg:x="34.12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0" draw:style-name="gr20" draw:text-style-name="P11" draw:layer="layout" svg:width="0.327cm" svg:height="0.327cm" svg:x="34.12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1" draw:style-name="gr21" draw:text-style-name="P12" draw:layer="layout" svg:width="0.327cm" svg:height="0.327cm" svg:x="34.13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2" draw:style-name="gr21" draw:text-style-name="P12" draw:layer="layout" svg:width="0.327cm" svg:height="0.327cm" svg:x="36.67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21" draw:text-style-name="P12" draw:layer="layout" svg:width="0.327cm" svg:height="0.327cm" svg:x="34.12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4" draw:style-name="gr21" draw:text-style-name="P12" draw:layer="layout" svg:width="0.327cm" svg:height="0.327cm" svg:x="36.66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5" draw:style-name="gr21" draw:text-style-name="P12" draw:layer="layout" svg:width="0.327cm" svg:height="0.327cm" svg:x="36.66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1" draw:text-style-name="P12" draw:layer="layout" svg:width="0.327cm" svg:height="0.327cm" svg:x="36.66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21" draw:text-style-name="P12" draw:layer="layout" svg:width="0.327cm" svg:height="0.327cm" svg:x="36.66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1" draw:text-style-name="P12" draw:layer="layout" svg:width="0.327cm" svg:height="0.327cm" svg:x="36.66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4" draw:text-style-name="P4" draw:layer="layout" svg:width="0.001cm" svg:height="1.902cm" svg:x="27.94cm" svg:y="20.3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0" draw:style-name="gr19" draw:text-style-name="P4" draw:layer="layout" svg:width="5.077cm" svg:height="5.232cm" svg:x="28.416cm" svg:y="2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7" draw:layer="layout" svg:width="3.536cm" svg:height="1.403cm" svg:x="19.403cm" svg:y="21.944cm">
          <text:p text:style-name="P5"><text:span text:style-name="T9">(Δ</text:span><text:span text:style-name="T10">i </text:span><text:span text:style-name="T9">, Δ</text:span><text:span text:style-name="T10">j</text:span><text:span text:style-name="T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6" draw:text-style-name="P7" draw:layer="layout" svg:width="1.708cm" svg:height="0.96cm" svg:x="21.14cm" svg:y="24.2cm">
          <text:p text:style-name="P8"><text:span text:style-name="T8">i1j0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6" draw:text-style-name="P7" draw:layer="layout" svg:width="1.708cm" svg:height="0.96cm" svg:x="18.6cm" svg:y="26.75cm">
          <text:p text:style-name="P8"><text:span text:style-name="T8">i0j1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6" draw:text-style-name="P7" draw:layer="layout" svg:width="1.708cm" svg:height="0.96cm" svg:x="21.14cm" svg:y="26.75cm">
          <text:p text:style-name="P8"><text:span text:style-name="T8">i1j1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6" draw:text-style-name="P7" draw:layer="layout" svg:width="1.559cm" svg:height="0.96cm" svg:x="28.639cm" svg:y="24.2cm">
          <text:p text:style-name="P8"><text:span text:style-name="T8">i0j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6" draw:text-style-name="P7" draw:layer="layout" svg:width="1.559cm" svg:height="0.96cm" svg:x="31.2cm" svg:y="24.238cm">
          <text:p text:style-name="P8"><text:span text:style-name="T8">i1j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6" draw:text-style-name="P7" draw:layer="layout" svg:width="1.555cm" svg:height="0.958cm" svg:x="28.7cm" svg:y="20.6cm">
          <text:p text:style-name="P8"><text:span text:style-name="T8">i0j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6" draw:text-style-name="P7" draw:layer="layout" svg:width="1.555cm" svg:height="0.96cm" svg:x="31.243cm" svg:y="20.6cm">
          <text:p text:style-name="P8"><text:span text:style-name="T8">i1j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23" draw:text-style-name="P1" draw:layer="layout" svg:width="36.8cm" svg:height="27.2cm" svg:x="11.4cm" svg:y="16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7cm" svg:height="15.237cm" svg:x="12.7cm" svg:y="17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20.317cm" svg:height="10.157cm" svg:x="15.24cm" svg:y="20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20.317cm" svg:height="0.001cm" svg:x="15.24cm" svg:y="35.5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6" draw:layer="layout" svg:width="0.941cm" svg:height="1.603cm" svg:x="24.928cm" svg:y="34.748cm">
          <text:p text:style-name="P5"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7" draw:layer="layout" svg:width="1.928cm" svg:height="1.603cm" svg:x="14.274cm" svg:y="35.56cm">
          <text:p text:style-name="P5"><text:span text:style-name="T2">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7" draw:layer="layout" svg:width="1.928cm" svg:height="1.603cm" svg:x="34.594cm" svg:y="35.56cm">
          <text:p text:style-name="P5"><text:span text:style-name="T2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4" draw:layer="layout" svg:width="25.397cm" svg:height="0.001cm" svg:x="12.7cm" svg:y="38.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" draw:text-style-name="P6" draw:layer="layout" svg:width="1.081cm" svg:height="1.603cm" svg:x="24.929cm" svg:y="37.288cm">
          <text:p text:style-name="P5"><text:span text:style-name="T1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7" draw:layer="layout" svg:width="2.529cm" svg:height="1.603cm" svg:x="11.447cm" svg:y="38.1cm">
          <text:p text:style-name="P5"><text:span text:style-name="T2">-1.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7" draw:layer="layout" svg:width="1.928cm" svg:height="1.603cm" svg:x="37.134cm" svg:y="38.1cm">
          <text:p text:style-name="P5"><text:span text:style-name="T2">9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4" draw:layer="layout" svg:width="22.857cm" svg:height="0.001cm" svg:x="13.97cm" svg:y="40.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5" draw:text-style-name="P6" draw:layer="layout" svg:width="0.755cm" svg:height="1.619cm" svg:x="25.021cm" svg:y="39.828cm">
          <text:p text:style-name="P8"><text:span text:style-name="T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7" draw:layer="layout" svg:width="1.674cm" svg:height="1.603cm" svg:x="13.131cm" svg:y="41.275cm">
          <text:p text:style-name="P5"><text:span text:style-name="T2">-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7" draw:layer="layout" svg:width="1.073cm" svg:height="1.603cm" svg:x="36.292cm" svg:y="41.275cm">
          <text:p text:style-name="P5"><text:span text:style-name="T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8" draw:text-style-name="P4" draw:layer="layout" svg:x1="19.05cm" svg:y1="41.275cm" svg:x2="19.051cm" svg:y2="40.64cm">
          <text:p/>
        </draw:line>
        <draw:line draw:name="Line 17" draw:style-name="gr8" draw:text-style-name="P4" draw:layer="layout" svg:x1="13.97cm" svg:y1="41.275cm" svg:x2="13.971cm" svg:y2="40.64cm">
          <text:p/>
        </draw:line>
        <draw:line draw:name="Line 18" draw:style-name="gr8" draw:text-style-name="P4" draw:layer="layout" svg:x1="16.51cm" svg:y1="41.275cm" svg:x2="16.511cm" svg:y2="40.64cm">
          <text:p/>
        </draw:line>
        <draw:line draw:name="Line 19" draw:style-name="gr8" draw:text-style-name="P4" draw:layer="layout" svg:x1="21.59cm" svg:y1="41.275cm" svg:x2="21.591cm" svg:y2="40.64cm">
          <text:p/>
        </draw:line>
        <draw:line draw:name="Line 20" draw:style-name="gr8" draw:text-style-name="P4" draw:layer="layout" svg:x1="24.129cm" svg:y1="41.275cm" svg:x2="24.13cm" svg:y2="40.64cm">
          <text:p/>
        </draw:line>
        <draw:line draw:name="Line 21" draw:style-name="gr8" draw:text-style-name="P4" draw:layer="layout" svg:x1="26.669cm" svg:y1="41.275cm" svg:x2="26.67cm" svg:y2="40.64cm">
          <text:p/>
        </draw:line>
        <draw:line draw:name="Line 22" draw:style-name="gr8" draw:text-style-name="P4" draw:layer="layout" svg:x1="29.209cm" svg:y1="41.275cm" svg:x2="29.21cm" svg:y2="40.64cm">
          <text:p/>
        </draw:line>
        <draw:line draw:name="Line 23" draw:style-name="gr8" draw:text-style-name="P4" draw:layer="layout" svg:x1="31.749cm" svg:y1="41.275cm" svg:x2="31.75cm" svg:y2="40.64cm">
          <text:p/>
        </draw:line>
        <draw:line draw:name="Line 24" draw:style-name="gr8" draw:text-style-name="P4" draw:layer="layout" svg:x1="34.289cm" svg:y1="41.275cm" svg:x2="34.29cm" svg:y2="40.64cm">
          <text:p/>
        </draw:line>
        <draw:line draw:name="Line 25" draw:style-name="gr8" draw:text-style-name="P4" draw:layer="layout" svg:x1="36.829cm" svg:y1="41.275cm" svg:x2="36.83cm" svg:y2="40.64cm">
          <text:p/>
        </draw:line>
        <draw:custom-shape draw:name="CustomShape 26" draw:style-name="gr6" draw:text-style-name="P7" draw:layer="layout" svg:width="1.073cm" svg:height="1.603cm" svg:x="15.972cm" svg:y="41.275cm">
          <text:p text:style-name="P5"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7" draw:layer="layout" svg:width="1.073cm" svg:height="1.603cm" svg:x="18.512cm" svg:y="41.275cm">
          <text:p text:style-name="P5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7" draw:layer="layout" svg:width="1.073cm" svg:height="1.603cm" svg:x="21.052cm" svg:y="41.275cm">
          <text:p text:style-name="P5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7" draw:layer="layout" svg:width="1.073cm" svg:height="1.603cm" svg:x="23.592cm" svg:y="41.275cm">
          <text:p text:style-name="P5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7" draw:layer="layout" svg:width="1.073cm" svg:height="1.603cm" svg:x="26.132cm" svg:y="41.275cm">
          <text:p text:style-name="P5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" draw:text-style-name="P7" draw:layer="layout" svg:width="1.073cm" svg:height="1.603cm" svg:x="28.672cm" svg:y="41.275cm">
          <text:p text:style-name="P5"><text:span text:style-name="T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7" draw:layer="layout" svg:width="1.073cm" svg:height="1.603cm" svg:x="31.212cm" svg:y="41.275cm">
          <text:p text:style-name="P5"><text:span text:style-name="T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7" draw:layer="layout" svg:width="1.073cm" svg:height="1.603cm" svg:x="33.752cm" svg:y="41.275cm">
          <text:p text:style-name="P5"><text:span text:style-name="T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" draw:text-style-name="P4" draw:layer="layout" svg:width="0.001cm" svg:height="10.157cm" svg:x="40.64cm" svg:y="20.3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5" draw:text-style-name="P6" draw:layer="layout" svg:width="0.877cm" svg:height="1.602cm" draw:transform="rotate (1.5707963267949) translate (39.828cm 25.841cm)">
          <text:p text:style-name="P5"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6" draw:text-style-name="P7" draw:layer="layout" svg:width="1.927cm" svg:height="1.602cm" draw:transform="rotate (1.5707963267949) translate (40.64cm 31.446cm)">
          <text:p text:style-name="P5"><text:span text:style-name="T2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7" draw:layer="layout" svg:width="1.927cm" svg:height="1.602cm" draw:transform="rotate (1.5707963267949) translate (40.64cm 21.286cm)">
          <text:p text:style-name="P5"><text:span text:style-name="T2">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4" draw:layer="layout" svg:width="0.001cm" svg:height="15.237cm" svg:x="43.18cm" svg:y="17.7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5" draw:text-style-name="P6" draw:layer="layout" svg:width="1.004cm" svg:height="1.602cm" draw:transform="rotate (1.5707963267949) translate (42.368cm 25.904cm)">
          <text:p text:style-name="P5"><text:span text:style-name="T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" draw:text-style-name="P7" draw:layer="layout" svg:width="2.181cm" svg:height="1.602cm" draw:transform="rotate (1.5707963267949) translate (43.191cm 34.113cm)">
          <text:p text:style-name="P5"><text:span text:style-name="T2">5.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7" draw:layer="layout" svg:width="2.528cm" svg:height="1.602cm" draw:transform="rotate (1.5707963267949) translate (43.18cm 19.046cm)">
          <text:p text:style-name="P5"><text:span text:style-name="T2">-1.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4" draw:layer="layout" svg:width="12.697cm" svg:height="0.001cm" draw:transform="rotate (1.5707963267949) translate (45.72cm 31.7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5" draw:text-style-name="P6" draw:layer="layout" svg:width="0.769cm" svg:height="1.627cm" draw:transform="rotate (1.5707963267949) translate (44.85cm 25.786cm)">
          <text:p text:style-name="P8"><text:span text:style-name="T1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" draw:text-style-name="P4" draw:layer="layout" svg:x1="46.355cm" svg:y1="29.21cm" svg:x2="45.72cm" svg:y2="29.211cm">
          <text:p/>
        </draw:line>
        <draw:line draw:name="Line 45" draw:style-name="gr8" draw:text-style-name="P4" draw:layer="layout" svg:x1="46.355cm" svg:y1="31.75cm" svg:x2="45.72cm" svg:y2="31.751cm">
          <text:p/>
        </draw:line>
        <draw:line draw:name="Line 46" draw:style-name="gr8" draw:text-style-name="P4" draw:layer="layout" svg:x1="46.355cm" svg:y1="26.67cm" svg:x2="45.72cm" svg:y2="26.671cm">
          <text:p/>
        </draw:line>
        <draw:line draw:name="Line 47" draw:style-name="gr8" draw:text-style-name="P4" draw:layer="layout" svg:x1="46.355cm" svg:y1="24.13cm" svg:x2="45.72cm" svg:y2="24.131cm">
          <text:p/>
        </draw:line>
        <draw:line draw:name="Line 48" draw:style-name="gr8" draw:text-style-name="P4" draw:layer="layout" svg:x1="46.355cm" svg:y1="21.59cm" svg:x2="45.72cm" svg:y2="21.591cm">
          <text:p/>
        </draw:line>
        <draw:line draw:name="Line 49" draw:style-name="gr8" draw:text-style-name="P4" draw:layer="layout" svg:x1="46.355cm" svg:y1="19.059cm" svg:x2="45.72cm" svg:y2="19.06cm">
          <text:p/>
        </draw:line>
        <draw:custom-shape draw:name="CustomShape 50" draw:style-name="gr6" draw:text-style-name="P7" draw:layer="layout" svg:width="1.072cm" svg:height="1.602cm" draw:transform="rotate (1.5707963267949) translate (46.355cm 32.288cm)">
          <text:p text:style-name="P5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" draw:text-style-name="P7" draw:layer="layout" svg:width="1.072cm" svg:height="1.602cm" draw:transform="rotate (1.5707963267949) translate (46.355cm 29.748cm)">
          <text:p text:style-name="P5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" draw:text-style-name="P7" draw:layer="layout" svg:width="1.072cm" svg:height="1.602cm" draw:transform="rotate (1.5707963267949) translate (46.355cm 27.208cm)">
          <text:p text:style-name="P5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" draw:text-style-name="P7" draw:layer="layout" svg:width="1.072cm" svg:height="1.602cm" draw:transform="rotate (1.5707963267949) translate (46.355cm 24.668cm)">
          <text:p text:style-name="P5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6" draw:text-style-name="P7" draw:layer="layout" svg:width="1.072cm" svg:height="1.602cm" draw:transform="rotate (1.5707963267949) translate (46.355cm 22.128cm)">
          <text:p text:style-name="P5"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673cm" svg:height="1.602cm" draw:transform="rotate (1.5707963267949) translate (46.355cm 19.889cm)">
          <text:p text:style-name="P5"><text:span text:style-name="T2">-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1" draw:text-style-name="P4" draw:layer="layout" svg:x1="12.7cm" svg:y1="17.78cm" svg:x2="38.1cm" svg:y2="17.781cm">
          <text:p/>
        </draw:line>
        <draw:line draw:name="Line 57" draw:style-name="gr11" draw:text-style-name="P4" draw:layer="layout" svg:x1="12.7cm" svg:y1="20.32cm" svg:x2="38.1cm" svg:y2="20.321cm">
          <text:p/>
        </draw:line>
        <draw:line draw:name="Line 58" draw:style-name="gr11" draw:text-style-name="P4" draw:layer="layout" svg:x1="12.7cm" svg:y1="22.86cm" svg:x2="38.1cm" svg:y2="22.861cm">
          <text:p/>
        </draw:line>
        <draw:line draw:name="Line 59" draw:style-name="gr11" draw:text-style-name="P4" draw:layer="layout" svg:x1="12.7cm" svg:y1="25.4cm" svg:x2="38.1cm" svg:y2="25.401cm">
          <text:p/>
        </draw:line>
        <draw:line draw:name="Line 60" draw:style-name="gr11" draw:text-style-name="P4" draw:layer="layout" svg:x1="12.7cm" svg:y1="27.94cm" svg:x2="38.1cm" svg:y2="27.941cm">
          <text:p/>
        </draw:line>
        <draw:line draw:name="Line 61" draw:style-name="gr11" draw:text-style-name="P4" draw:layer="layout" svg:x1="12.7cm" svg:y1="30.48cm" svg:x2="38.1cm" svg:y2="30.481cm">
          <text:p/>
        </draw:line>
        <draw:line draw:name="Line 62" draw:style-name="gr11" draw:text-style-name="P4" draw:layer="layout" svg:x1="12.7cm" svg:y1="33.02cm" svg:x2="38.1cm" svg:y2="33.021cm">
          <text:p/>
        </draw:line>
        <draw:line draw:name="Line 63" draw:style-name="gr11" draw:text-style-name="P4" draw:layer="layout" svg:x1="15.24cm" svg:y1="17.78cm" svg:x2="15.241cm" svg:y2="33.02cm">
          <text:p/>
        </draw:line>
        <draw:line draw:name="Line 64" draw:style-name="gr11" draw:text-style-name="P4" draw:layer="layout" svg:x1="12.7cm" svg:y1="17.78cm" svg:x2="12.701cm" svg:y2="33.02cm">
          <text:p/>
        </draw:line>
        <draw:line draw:name="Line 65" draw:style-name="gr11" draw:text-style-name="P4" draw:layer="layout" svg:x1="17.78cm" svg:y1="17.78cm" svg:x2="17.781cm" svg:y2="33.02cm">
          <text:p/>
        </draw:line>
        <draw:line draw:name="Line 66" draw:style-name="gr11" draw:text-style-name="P4" draw:layer="layout" svg:x1="20.32cm" svg:y1="17.78cm" svg:x2="20.321cm" svg:y2="33.02cm">
          <text:p/>
        </draw:line>
        <draw:line draw:name="Line 67" draw:style-name="gr11" draw:text-style-name="P4" draw:layer="layout" svg:x1="22.86cm" svg:y1="17.78cm" svg:x2="22.861cm" svg:y2="33.02cm">
          <text:p/>
        </draw:line>
        <draw:line draw:name="Line 68" draw:style-name="gr11" draw:text-style-name="P4" draw:layer="layout" svg:x1="25.399cm" svg:y1="17.78cm" svg:x2="25.4cm" svg:y2="33.02cm">
          <text:p/>
        </draw:line>
        <draw:line draw:name="Line 69" draw:style-name="gr11" draw:text-style-name="P4" draw:layer="layout" svg:x1="27.939cm" svg:y1="17.78cm" svg:x2="27.94cm" svg:y2="33.02cm">
          <text:p/>
        </draw:line>
        <draw:line draw:name="Line 70" draw:style-name="gr11" draw:text-style-name="P4" draw:layer="layout" svg:x1="30.479cm" svg:y1="17.78cm" svg:x2="30.48cm" svg:y2="33.02cm">
          <text:p/>
        </draw:line>
        <draw:line draw:name="Line 71" draw:style-name="gr11" draw:text-style-name="P4" draw:layer="layout" svg:x1="33.019cm" svg:y1="17.78cm" svg:x2="33.02cm" svg:y2="33.02cm">
          <text:p/>
        </draw:line>
        <draw:line draw:name="Line 72" draw:style-name="gr11" draw:text-style-name="P4" draw:layer="layout" svg:x1="35.559cm" svg:y1="17.78cm" svg:x2="35.56cm" svg:y2="33.02cm">
          <text:p/>
        </draw:line>
        <draw:line draw:name="Line 73" draw:style-name="gr11" draw:text-style-name="P4" draw:layer="layout" svg:x1="38.099cm" svg:y1="17.78cm" svg:x2="38.1cm" svg:y2="33.02cm">
          <text:p/>
        </draw:line>
        <draw:custom-shape draw:name="CustomShape 74" draw:style-name="gr12" draw:text-style-name="P10" draw:layer="layout" svg:width="0.327cm" svg:height="0.327cm" svg:x="30.785cm" svg:y="23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20" draw:text-style-name="P11" draw:layer="layout" svg:width="0.327cm" svg:height="0.327cm" svg:x="29.04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21" draw:text-style-name="P12" draw:layer="layout" svg:width="0.327cm" svg:height="0.327cm" svg:x="29.05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20" draw:text-style-name="P11" draw:layer="layout" svg:width="0.327cm" svg:height="0.327cm" svg:x="16.34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20" draw:text-style-name="P11" draw:layer="layout" svg:width="0.327cm" svg:height="0.327cm" svg:x="16.34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9" draw:style-name="gr20" draw:text-style-name="P11" draw:layer="layout" svg:width="0.327cm" svg:height="0.327cm" svg:x="16.34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0" draw:style-name="gr20" draw:text-style-name="P11" draw:layer="layout" svg:width="0.327cm" svg:height="0.327cm" svg:x="16.34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1" draw:style-name="gr21" draw:text-style-name="P12" draw:layer="layout" svg:width="0.327cm" svg:height="0.327cm" svg:x="13.81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2" draw:style-name="gr21" draw:text-style-name="P12" draw:layer="layout" svg:width="0.327cm" svg:height="0.327cm" svg:x="16.358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" draw:style-name="gr21" draw:text-style-name="P12" draw:layer="layout" svg:width="0.327cm" svg:height="0.327cm" svg:x="13.80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4" draw:style-name="gr21" draw:text-style-name="P12" draw:layer="layout" svg:width="0.327cm" svg:height="0.327cm" svg:x="16.351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5" draw:style-name="gr21" draw:text-style-name="P12" draw:layer="layout" svg:width="0.327cm" svg:height="0.327cm" svg:x="13.805cm" svg:y="2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6" draw:style-name="gr21" draw:text-style-name="P12" draw:layer="layout" svg:width="0.327cm" svg:height="0.327cm" svg:x="13.805cm" svg:y="23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7" draw:style-name="gr21" draw:text-style-name="P12" draw:layer="layout" svg:width="0.327cm" svg:height="0.327cm" svg:x="13.805cm" svg:y="26.5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21" draw:text-style-name="P12" draw:layer="layout" svg:width="0.327cm" svg:height="0.327cm" svg:x="13.805cm" svg:y="29.0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20" draw:text-style-name="P11" draw:layer="layout" svg:width="0.327cm" svg:height="0.327cm" svg:x="18.891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0" draw:style-name="gr20" draw:text-style-name="P11" draw:layer="layout" svg:width="0.327cm" svg:height="0.327cm" svg:x="21.428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20" draw:text-style-name="P11" draw:layer="layout" svg:width="0.327cm" svg:height="0.327cm" svg:x="18.891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20" draw:text-style-name="P11" draw:layer="layout" svg:width="0.327cm" svg:height="0.327cm" svg:x="21.428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20" draw:text-style-name="P11" draw:layer="layout" svg:width="0.327cm" svg:height="0.327cm" svg:x="18.891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20" draw:text-style-name="P11" draw:layer="layout" svg:width="0.327cm" svg:height="0.327cm" svg:x="18.891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21" draw:text-style-name="P12" draw:layer="layout" svg:width="0.327cm" svg:height="0.327cm" svg:x="18.894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6" draw:style-name="gr21" draw:text-style-name="P12" draw:layer="layout" svg:width="0.327cm" svg:height="0.327cm" svg:x="21.425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21" draw:text-style-name="P12" draw:layer="layout" svg:width="0.327cm" svg:height="0.327cm" svg:x="18.888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8" draw:style-name="gr21" draw:text-style-name="P12" draw:layer="layout" svg:width="0.327cm" svg:height="0.327cm" svg:x="21.419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9" draw:style-name="gr20" draw:text-style-name="P11" draw:layer="layout" svg:width="0.327cm" svg:height="0.327cm" svg:x="21.428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0" draw:style-name="gr20" draw:text-style-name="P11" draw:layer="layout" svg:width="0.327cm" svg:height="0.327cm" svg:x="21.428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1" draw:style-name="gr20" draw:text-style-name="P11" draw:layer="layout" svg:width="0.327cm" svg:height="0.327cm" svg:x="23.959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2" draw:style-name="gr20" draw:text-style-name="P11" draw:layer="layout" svg:width="0.327cm" svg:height="0.327cm" svg:x="26.483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3" draw:style-name="gr20" draw:text-style-name="P11" draw:layer="layout" svg:width="0.327cm" svg:height="0.327cm" svg:x="23.959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4" draw:style-name="gr20" draw:text-style-name="P11" draw:layer="layout" svg:width="0.327cm" svg:height="0.327cm" svg:x="26.483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5" draw:style-name="gr20" draw:text-style-name="P11" draw:layer="layout" svg:width="0.327cm" svg:height="0.327cm" svg:x="26.483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6" draw:style-name="gr20" draw:text-style-name="P11" draw:layer="layout" svg:width="0.327cm" svg:height="0.327cm" svg:x="26.483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7" draw:style-name="gr21" draw:text-style-name="P12" draw:layer="layout" svg:width="0.327cm" svg:height="0.327cm" svg:x="23.949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8" draw:style-name="gr21" draw:text-style-name="P12" draw:layer="layout" svg:width="0.327cm" svg:height="0.327cm" svg:x="26.51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9" draw:style-name="gr21" draw:text-style-name="P12" draw:layer="layout" svg:width="0.327cm" svg:height="0.327cm" svg:x="23.943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0" draw:style-name="gr21" draw:text-style-name="P12" draw:layer="layout" svg:width="0.327cm" svg:height="0.327cm" svg:x="26.50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1" draw:style-name="gr20" draw:text-style-name="P11" draw:layer="layout" svg:width="0.327cm" svg:height="0.327cm" svg:x="23.959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2" draw:style-name="gr20" draw:text-style-name="P11" draw:layer="layout" svg:width="0.327cm" svg:height="0.327cm" svg:x="29.04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3" draw:style-name="gr20" draw:text-style-name="P11" draw:layer="layout" svg:width="0.327cm" svg:height="0.327cm" svg:x="29.04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4" draw:style-name="gr20" draw:text-style-name="P11" draw:layer="layout" svg:width="0.327cm" svg:height="0.327cm" svg:x="29.04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5" draw:style-name="gr21" draw:text-style-name="P12" draw:layer="layout" svg:width="0.327cm" svg:height="0.327cm" svg:x="29.04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0" draw:text-style-name="P11" draw:layer="layout" svg:width="0.327cm" svg:height="0.327cm" svg:x="31.58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7" draw:style-name="gr21" draw:text-style-name="P12" draw:layer="layout" svg:width="0.327cm" svg:height="0.327cm" svg:x="31.59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8" draw:style-name="gr17" draw:text-style-name="P4" draw:layer="layout" svg:width="7.405cm" svg:height="2.442cm" svg:x="24.292cm" svg:y="24.1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9" draw:style-name="gr20" draw:text-style-name="P11" draw:layer="layout" svg:width="0.327cm" svg:height="0.327cm" svg:x="31.58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0" draw:style-name="gr20" draw:text-style-name="P11" draw:layer="layout" svg:width="0.327cm" svg:height="0.327cm" svg:x="31.58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1" draw:style-name="gr21" draw:text-style-name="P12" draw:layer="layout" svg:width="0.327cm" svg:height="0.327cm" svg:x="31.58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2" draw:style-name="gr20" draw:text-style-name="P11" draw:layer="layout" svg:width="0.327cm" svg:height="0.327cm" svg:x="34.12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3" draw:style-name="gr20" draw:text-style-name="P11" draw:layer="layout" svg:width="0.327cm" svg:height="0.327cm" svg:x="34.12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4" draw:style-name="gr20" draw:text-style-name="P11" draw:layer="layout" svg:width="0.327cm" svg:height="0.327cm" svg:x="34.12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0" draw:text-style-name="P11" draw:layer="layout" svg:width="0.327cm" svg:height="0.327cm" svg:x="34.12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6" draw:style-name="gr21" draw:text-style-name="P12" draw:layer="layout" svg:width="0.327cm" svg:height="0.327cm" svg:x="34.13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7" draw:style-name="gr21" draw:text-style-name="P12" draw:layer="layout" svg:width="0.327cm" svg:height="0.327cm" svg:x="36.671cm" svg:y="18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8" draw:style-name="gr21" draw:text-style-name="P12" draw:layer="layout" svg:width="0.327cm" svg:height="0.327cm" svg:x="34.12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21" draw:text-style-name="P12" draw:layer="layout" svg:width="0.327cm" svg:height="0.327cm" svg:x="36.665cm" svg:y="31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0" draw:style-name="gr21" draw:text-style-name="P12" draw:layer="layout" svg:width="0.327cm" svg:height="0.327cm" svg:x="36.665cm" svg:y="2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1" draw:text-style-name="P12" draw:layer="layout" svg:width="0.327cm" svg:height="0.327cm" svg:x="36.66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2" draw:style-name="gr21" draw:text-style-name="P12" draw:layer="layout" svg:width="0.327cm" svg:height="0.327cm" svg:x="36.665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3" draw:style-name="gr21" draw:text-style-name="P12" draw:layer="layout" svg:width="0.327cm" svg:height="0.327cm" svg:x="36.665cm" svg:y="29.0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4" draw:style-name="gr19" draw:text-style-name="P4" draw:layer="layout" svg:width="2.537cm" svg:height="2.537cm" svg:x="29.732cm" svg:y="22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3" draw:text-style-name="P4" draw:layer="layout" svg:width="7.618cm" svg:height="2.538cm" svg:x="24.128cm" svg:y="24.1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" draw:style-name="gr20" draw:text-style-name="P11" draw:layer="layout" svg:width="0.327cm" svg:height="0.327cm" svg:x="31.585cm" svg:y="23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7" draw:style-name="gr20" draw:text-style-name="P11" draw:layer="layout" svg:width="0.327cm" svg:height="0.327cm" svg:x="23.959cm" svg:y="26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8" draw:style-name="gr19" draw:text-style-name="P4" draw:layer="layout" svg:width="2.537cm" svg:height="2.537cm" svg:x="22.034cm" svg:y="2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7" draw:layer="layout" svg:width="3.197cm" svg:height="1.403cm" svg:x="24.616cm" svg:y="24.352cm">
          <text:p text:style-name="P5"><text:span text:style-name="T9">(Δ</text:span><text:span text:style-name="T10">i </text:span><text:span text:style-name="T9">, Δ</text:span><text:span text:style-name="T10">j</text:span><text:span text:style-name="T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6" draw:text-style-name="P7" draw:layer="layout" svg:width="0.857cm" svg:height="0.96cm" svg:x="31.276cm" svg:y="23.038cm">
          <text:p text:style-name="P8"><text:span text:style-name="T8">i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6" draw:text-style-name="P7" draw:layer="layout" svg:width="1.009cm" svg:height="0.96cm" svg:x="23.605cm" svg:y="25.638cm">
          <text:p text:style-name="P8"><text:span text:style-name="T8">ij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24" draw:text-style-name="P1" draw:layer="layout" svg:width="14.4cm" svg:height="14.4cm" svg:x="17.2cm" svg:y="1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10.157cm" svg:height="0.001cm" svg:x="17.78cm" svg:y="33.00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6" draw:text-style-name="P14" draw:layer="layout" svg:width="0.941cm" svg:height="1.603cm" svg:x="22.388cm" svg:y="32.204cm">
          <text:p text:style-name="P5"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4" draw:layer="layout" svg:width="0.001cm" svg:height="10.27cm" svg:x="30.489cm" svg:y="20.3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8" draw:text-style-name="P14" draw:layer="layout" svg:width="0.877cm" svg:height="1.602cm" draw:transform="rotate (1.5707963267949) translate (29.683cm 25.897cm)">
          <text:p text:style-name="P5"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3" draw:layer="layout" svg:width="10.157cm" svg:height="10.157cm" svg:x="17.78cm" svg:y="20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4" draw:layer="layout" svg:x1="17.78cm" svg:y1="20.32cm" svg:x2="27.94cm" svg:y2="20.321cm">
          <text:p/>
        </draw:line>
        <draw:line draw:name="Line 8" draw:style-name="gr11" draw:text-style-name="P4" draw:layer="layout" svg:x1="17.78cm" svg:y1="25.4cm" svg:x2="27.94cm" svg:y2="25.401cm">
          <text:p/>
        </draw:line>
        <draw:line draw:name="Line 9" draw:style-name="gr11" draw:text-style-name="P4" draw:layer="layout" svg:x1="27.94cm" svg:y1="20.32cm" svg:x2="27.941cm" svg:y2="30.48cm">
          <text:p/>
        </draw:line>
        <draw:custom-shape draw:name="CustomShape 10" draw:style-name="gr30" draw:text-style-name="P11" draw:layer="layout" svg:width="0.657cm" svg:height="0.657cm" svg:x="20.003cm" svg:y="22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0" draw:text-style-name="P11" draw:layer="layout" svg:width="0.657cm" svg:height="0.657cm" svg:x="20.003cm" svg:y="27.6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0" draw:text-style-name="P11" draw:layer="layout" svg:width="0.657cm" svg:height="0.657cm" svg:x="25.083cm" svg:y="22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0" draw:text-style-name="P11" draw:layer="layout" svg:width="0.657cm" svg:height="0.657cm" svg:x="25.083cm" svg:y="27.6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4" draw:style-name="gr11" draw:text-style-name="P4" draw:layer="layout" svg:x1="17.78cm" svg:y1="30.48cm" svg:x2="27.94cm" svg:y2="30.481cm">
          <text:p/>
        </draw:line>
        <draw:line draw:name="Line 15" draw:style-name="gr11" draw:text-style-name="P4" draw:layer="layout" svg:x1="17.78cm" svg:y1="20.32cm" svg:x2="17.781cm" svg:y2="30.48cm">
          <text:p/>
        </draw:line>
        <draw:line draw:name="Line 16" draw:style-name="gr11" draw:text-style-name="P4" draw:layer="layout" svg:x1="22.873cm" svg:y1="20.319cm" svg:x2="22.86cm" svg:y2="30.48cm">
          <text:p/>
        </draw:line>
        <draw:custom-shape draw:name="CustomShape 17" draw:style-name="gr31" draw:text-style-name="P4" draw:layer="layout" svg:width="0.01cm" svg:height="4.442cm" svg:x="20.32cm" svg:y="23.1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2" draw:text-style-name="P4" draw:layer="layout" svg:width="0.001cm" svg:height="4.417cm" svg:x="25.413cm" svg:y="23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3" draw:text-style-name="P4" draw:layer="layout" svg:width="4.417cm" svg:height="0.01cm" svg:x="20.663cm" svg:y="22.85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34" draw:text-style-name="P4" draw:layer="layout" svg:width="4.417cm" svg:height="0.001cm" svg:x="20.663cm" svg:y="27.95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5" draw:text-style-name="P15" draw:layer="layout" svg:width="3.045cm" svg:height="1.788cm" svg:x="21.475cm" svg:y="20.796cm">
          <text:p text:style-name="P5"><text:span text:style-name="T11">dPdx</text:span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15" draw:layer="layout" svg:width="3.045cm" svg:height="1.788cm" svg:x="21.317cm" svg:y="28.575cm">
          <text:p text:style-name="P5"><text:span text:style-name="T11">dPdx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6" draw:text-style-name="P15" draw:layer="layout" svg:width="3.057cm" svg:height="1.788cm" draw:transform="rotate (1.5707963267949) translate (18.415cm 26.892cm)">
          <text:p text:style-name="P5"><text:span text:style-name="T11">dPdy</text:span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15" draw:layer="layout" svg:width="3.057cm" svg:height="1.788cm" draw:transform="rotate (1.5707963267949) translate (25.717cm 26.733cm)">
          <text:p text:style-name="P5"><text:span text:style-name="T11">dPdy</text:span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msArrowEnd_20_5" draw:display-name="msArrowEnd 5" svg:viewBox="0 0 300 300" svg:d="M150 0l150 300h-300z"/>
    <draw:stroke-dash draw:name="Dashed_20__28_var_29__20_10" draw:display-name="Dashed (var) 10" draw:style="rect" draw:dots2="1" draw:dots2-length="0.213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50.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45.719cm" svg:height="8.482cm" svg:x="2.54cm" svg:y="2.026cm" presentation:class="title" presentation:placeholder="true">
        <draw:text-box/>
      </draw:frame>
      <draw:frame presentation:style-name="Blank_20_Slide-outline1" draw:layer="backgroundobjects" svg:width="45.719cm" svg:height="29.462cm" svg:x="2.54cm" svg:y="11.88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2:30:37</meta:creation-date>
    <meta:initial-creator>Licea-Kane, Bill</meta:initial-creator>
    <dc:language>cs-CZ</dc:language>
    <dc:date>2016-05-29T03:50:54.194000000</dc:date>
    <meta:editing-cycles>81</meta:editing-cycles>
    <dc:title>PowerPoint Presentation</dc:title>
    <meta:editing-duration>P23DT9H4M21S</meta:editing-duration>
    <meta:generator>LibreOffice/5.1.3.2$Windows_x86 LibreOffice_project/644e4637d1d8544fd9f56425bd6cec110e49301b</meta:generator>
    <meta:document-statistic meta:object-count="347"/>
    <meta:user-defined meta:name="AppVersion">15.0000</meta:user-defined>
    <meta:user-defined meta:name="Company">Qualcomm Incorporat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